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contributions</text:h>
      <text:p text:style-name="Text_20_body">Compared to the previous CVPR2014 paper, the contributions are:</text:p>
      <text:list xml:id="list80856836" text:style-name="L4">
        <text:list-item>
          <text:p text:style-name="P2">Main contributions</text:p>
        </text:list-item>
      </text:list>
      <text:list xml:id="list1425772095" text:style-name="L3">
        <text:list-item>
          <text:p text:style-name="P1">Using a latent action formulation, in two levels of knowledge. Both involve to proper initialization of V.</text:p>
          <text:list>
            <text:list-item>
              <text:p text:style-name="P1">Knowing <text:s/>the time spanning of the actions but not the spatial regions performing the actions.</text:p>
            </text:list-item>
            <text:list-item>
              <text:p text:style-name="P1">Knowing only the actions per video, no time or region.</text:p>
            </text:list-item>
          </text:list>
        </text:list-item>
        <text:list-item>
          <text:p text:style-name="P1">Use multiple classifiers per action. The actions are then defined in two ways: semantic actions, that refers to the actual action <text:span text:style-name="T1">name</text:span><text:span text:style-name="T2">, and atomic sequences, that refers to the individual action classifiers. Several atomic sequences belongs to the same semantic action.</text:span></text:p>
        </text:list-item>
        <text:list-item>
          <text:p text:style-name="P1"><text:span text:style-name="T2">(To be defined) Use object detectors along with skeleton and trajectory feats to bias the search of the actions depending on the object responses near the limbs. </text:span></text:p>
        </text:list-item>
      </text:list>
      <text:list xml:id="list808597179" text:style-name="L5">
        <text:list-item>
          <text:p text:style-name="P3"><text:span text:style-name="T2">Minor contributions</text:span></text:p>
        </text:list-item>
      </text:list>
      <text:list xml:id="list711518210" text:style-name="L6">
        <text:list-item>
          <text:list>
            <text:list-item>
              <text:p text:style-name="P4"><text:span text:style-name="T2">Using a fused descriptor (IJCV)</text:span></text:p>
            </text:list-item>
            <text:list-item>
              <text:p text:style-name="P4"><text:span text:style-name="T2">Speeding up the DP by computing a reduced working set of P combinations of latent variables (v,z) instead of using A^2K^2.</text:span></text:p>
            </text:list-item>
            <text:list-item>
              <text:p text:style-name="P4"><text:span text:style-name="T2">Testing in skeleton DB plus RGB databases with human arts annotations. </text:span></text:p>
            </text:list-item>
          </text:list>
        </text:list-item>
      </text:list>
      <text:p text:style-name="Text_20_body"><text:span text:style-name="T2"/></text:p>
      <text:list xml:id="list1983285247" text:style-name="L8">
        <text:list-item>
          <text:p text:style-name="P5"><text:span text:style-name="T2">Databases</text:span></text:p>
          <text:list>
            <text:list-item>
              <text:p text:style-name="P5"><text:span text:style-name="T2">Composable Activities (no objects)</text:span></text:p>
              <text:list>
                <text:list-item>
                  <text:p text:style-name="P5"><text:span text:style-name="T2">Minor efffor to generate all V_Multiple_KM files</text:span></text:p>
                </text:list-item>
              </text:list>
            </text:list-item>
            <text:list-item>
              <text:p text:style-name="P5"><text:span text:style-name="T2">MSRAction3D (no objects)</text:span></text:p>
              <text:list>
                <text:list-item>
                  <text:p text:style-name="P5"><text:span text:style-name="T2">Initialize the idle frames as described in IJCV paper</text:span></text:p>
                </text:list-item>
                <text:list-item>
                  <text:p text:style-name="P5"><text:span text:style-name="T2">Assign the rest of limbs as latent variables.</text:span></text:p>
                </text:list-item>
                <text:list-item>
                  <text:p text:style-name="P5"><text:span text:style-name="T2">Use the same descriptor of temporal gradient of wrists.</text:span></text:p>
                </text:list-item>
              </text:list>
            </text:list-item>
            <text:list-item>
              <text:p text:style-name="P5"><text:span text:style-name="T2">MRSDailyActivity3D</text:span></text:p>
              <text:list>
                <text:list-item>
                  <text:p text:style-name="P5"><text:span text:style-name="T2">Compute IFT to videos</text:span></text:p>
                </text:list-item>
                <text:list-item>
                  <text:p text:style-name="P5"><text:span text:style-name="T2">Extract the data from the videos, generate a doc </text:span></text:p>
                </text:list-item>
              </text:list>
            </text:list-item>
            <text:list-item>
              <text:p text:style-name="P5"><text:span text:style-name="T2">CAD120</text:span></text:p>
              <text:list>
                <text:list-item>
                  <text:p text:style-name="P5"><text:span text:style-name="T2">Check the database format.</text:span></text:p>
                </text:list-item>
              </text:list>
            </text:list-item>
            <text:list-item>
              <text:p text:style-name="P5"><text:span text:style-name="T2">MPII Cooking Activities</text:span></text:p>
              <text:list>
                <text:list-item>
                  <text:p text:style-name="P5"><text:span text:style-name="T2">Convert to skeleton data</text:span></text:p>
                </text:list-item>
                <text:list-item>
                  <text:p text:style-name="P5"><text:span text:style-name="T2">Scale videos?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6-24T14:29:31</meta:creation-date>
    <meta:generator>LibreOffice/3.5$Linux_X86_64 LibreOffice_project/350m1$Build-2</meta:generator>
    <dc:date>2015-10-16T02:24:20</dc:date>
    <dc:creator>ivan </dc:creator>
    <meta:editing-duration>PT17M</meta:editing-duration>
    <meta:editing-cycles>8</meta:editing-cycles>
    <meta:document-statistic meta:table-count="0" meta:image-count="0" meta:object-count="0" meta:page-count="1" meta:paragraph-count="27" meta:word-count="256" meta:character-count="1506" meta:non-whitespace-character-count="1298"/>
  </office:meta>
</office:document-meta>
</file>